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bold"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2.00pt" fo:font-weight="bold" fo:font-family="'Times New Roman'" style:font-family-asian="'Times New Roman'" style:font-family-complex="'Times New Roman'" fo:background-color="transparent" style:use-window-font-color="true"/>
    </style:style>
    <style:style style:name="T45" style:family="text">
      <style:text-properties fo:font-size="12.00pt" fo:font-weight="bold" fo:font-family="'Times New Roman'" style:font-family-asian="'Times New Roman'" style:font-family-complex="'Times New Roman'" fo:background-color="transparent" style:use-window-font-color="true"/>
    </style:style>
    <style:style style:name="T46" style:family="text">
      <style:text-properties fo:font-size="12.00pt" fo:font-weight="bold" fo:font-family="'Times New Roman'" style:font-family-asian="'Times New Roman'" style:font-family-complex="'Times New Roman'" fo:background-color="transparent" style:use-window-font-color="true"/>
    </style:style>
    <style:style style:name="T47" style:family="text">
      <style:text-properties fo:font-size="12.00pt" fo:font-weight="bold"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2.00pt" fo:font-weight="bold"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2.00pt" fo:font-weight="normal" fo:font-family="Calibri" style:font-family-asian="Calibri" style:font-family-complex="Calibri"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2.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2.00pt" fo:font-weight="normal" fo:font-family="Calibri" style:font-family-asian="Calibri" style:font-family-complex="Calibri" fo:background-color="transparent" style:use-window-font-color="true"/>
    </style:style>
    <style:style style:name="T71" style:family="text">
      <style:text-properties fo:font-size="12.00pt" fo:font-weight="bold" fo:font-family="'Times New Roman'" style:font-family-asian="'Times New Roman'" style:font-family-complex="'Times New Roman'" fo:background-color="transparent" style:use-window-font-color="true"/>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0.00pt" fo:font-weight="normal" fo:font-family="'JetBrains Mono'" style:font-family-asian="'JetBrains Mono'" style:font-family-complex="'JetBrains Mono'" fo:background-color="transparent" fo:color="#000000"/>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2.00pt" fo:font-weight="normal" fo:font-family="'Times New Roman'" style:font-family-asian="'Times New Roman'" style:font-family-complex="'Times New Roman'"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0.00pt" fo:font-weight="normal" fo:font-family="'JetBrains Mono'" style:font-family-asian="'JetBrains Mono'" style:font-family-complex="'JetBrains Mono'" fo:background-color="transparent" fo:color="#000000"/>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0.00pt" fo:font-weight="normal" fo:font-family="'JetBrains Mono'" style:font-family-asian="'JetBrains Mono'" style:font-family-complex="'JetBrains Mono'" fo:background-color="transparent" fo:color="#000000"/>
    </style:style>
    <style:style style:name="T93" style:family="text">
      <style:text-properties fo:font-size="10.00pt" fo:font-weight="normal" fo:font-family="'Times New Roman'" style:font-family-asian="'Times New Roman'" style:font-family-complex="'Times New Roman'" fo:background-color="transparent" fo:color="#000000"/>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0.00pt" fo:font-weight="normal" fo:font-family="'JetBrains Mono'" style:font-family-asian="'JetBrains Mono'" style:font-family-complex="'JetBrains Mono'" fo:background-color="transparent" fo:color="#000000"/>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0.00pt" fo:font-weight="normal" fo:font-family="'JetBrains Mono'" style:font-family-asian="'JetBrains Mono'" style:font-family-complex="'JetBrains Mono'" fo:background-color="transparent" fo:color="#000000"/>
    </style:style>
    <style:style style:name="T98" style:family="text">
      <style:text-properties fo:font-size="10.00pt" fo:font-weight="normal" fo:font-family="'Times New Roman'" style:font-family-asian="'Times New Roman'" style:font-family-complex="'Times New Roman'" fo:background-color="transparent" fo:color="#000000"/>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0.00pt" fo:font-weight="normal" fo:font-family="'JetBrains Mono'" style:font-family-asian="'JetBrains Mono'" style:font-family-complex="'JetBrains Mono'" fo:background-color="transparent" fo:color="#000000"/>
    </style:style>
    <style:style style:name="T101" style:family="text">
      <style:text-properties fo:font-size="10.00pt" fo:font-weight="normal" fo:font-family="'Times New Roman'" style:font-family-asian="'Times New Roman'" style:font-family-complex="'Times New Roman'" fo:background-color="transparent" fo:color="#000000"/>
    </style:style>
    <style:style style:name="T102" style:family="text">
      <style:text-properties fo:font-size="12.00pt" fo:font-weight="normal" fo:font-family="'Times New Roman'" style:font-family-asian="'Times New Roman'" style:font-family-complex="'Times New Roman'" fo:background-color="transparent" style:use-window-font-color="true"/>
    </style:style>
    <style:style style:name="T103" style:family="text">
      <style:text-properties fo:font-size="10.00pt" fo:font-weight="normal" fo:font-family="'JetBrains Mono'" style:font-family-asian="'JetBrains Mono'" style:font-family-complex="'JetBrains Mono'" fo:background-color="transparent" fo:color="#000000"/>
    </style:style>
    <style:style style:name="T104" style:family="text">
      <style:text-properties fo:font-size="12.00pt" fo:font-weight="normal" fo:font-family="'Times New Roman'" style:font-family-asian="'Times New Roman'" style:font-family-complex="'Times New Roman'" fo:background-color="transparent" style:use-window-font-color="true"/>
    </style:style>
    <style:style style:name="T105" style:family="text">
      <style:text-properties fo:font-size="10.00pt" fo:font-weight="normal" fo:font-family="'JetBrains Mono'" style:font-family-asian="'JetBrains Mono'" style:font-family-complex="'JetBrains Mono'" fo:background-color="transparent" fo:color="#000000"/>
    </style:style>
    <style:style style:name="T106" style:family="text">
      <style:text-properties fo:font-size="12.00pt" fo:font-weight="normal" fo:font-family="'Times New Roman'" style:font-family-asian="'Times New Roman'" style:font-family-complex="'Times New Roman'"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normal" fo:font-family="'Times New Roman'" style:font-family-asian="'Times New Roman'" style:font-family-complex="'Times New Roman'"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fo:font-family="'Times New Roman'" style:font-family-asian="'Times New Roman'" style:font-family-complex="'Times New Roman'"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2.00pt" fo:font-weight="normal" fo:font-family="'Times New Roman'" style:font-family-asian="'Times New Roman'" style:font-family-complex="'Times New Roman'" fo:background-color="transparent" style:use-window-font-color="true"/>
    </style:style>
    <style:style style:name="T113" style:family="text">
      <style:text-properties fo:font-size="12.00pt" fo:font-weight="normal" fo:font-family="'Times New Roman'" style:font-family-asian="'Times New Roman'" style:font-family-complex="'Times New Roman'" fo:background-color="transparent" style:use-window-font-color="true"/>
    </style:style>
    <style:style style:name="T114" style:family="text">
      <style:text-properties fo:font-size="10.00pt" fo:font-weight="normal" fo:font-family="'JetBrains Mono'" style:font-family-asian="'JetBrains Mono'" style:font-family-complex="'JetBrains Mono'" fo:background-color="transparent" fo:color="#000000"/>
    </style:style>
    <style:style style:name="T115" style:family="text">
      <style:text-properties fo:font-size="10.00pt" fo:font-weight="normal" fo:font-family="'JetBrains Mono'" style:font-family-asian="'JetBrains Mono'" style:font-family-complex="'JetBrains Mono'" fo:background-color="transparent" fo:color="#0000ff"/>
    </style:style>
    <style:style style:name="T116" style:family="text">
      <style:text-properties fo:font-size="10.00pt" fo:font-weight="normal" fo:font-family="'JetBrains Mono'" style:font-family-asian="'JetBrains Mono'" style:font-family-complex="'JetBrains Mono'" fo:background-color="transparent" fo:color="#000000"/>
    </style:style>
    <style:style style:name="T117" style:family="text">
      <style:text-properties fo:font-size="10.00pt" fo:font-weight="normal" fo:font-family="'JetBrains Mono'" style:font-family-asian="'JetBrains Mono'" style:font-family-complex="'JetBrains Mono'" fo:background-color="transparent" fo:color="#0000ff"/>
    </style:style>
    <style:style style:name="T118" style:family="text">
      <style:text-properties fo:font-size="10.00pt" fo:font-weight="normal" fo:font-family="'JetBrains Mono'" style:font-family-asian="'JetBrains Mono'" style:font-family-complex="'JetBrains Mono'" fo:background-color="transparent" fo:color="#000000"/>
    </style:style>
    <style:style style:name="T119" style:family="text">
      <style:text-properties fo:font-size="10.00pt" fo:font-weight="normal" fo:font-family="'JetBrains Mono'" style:font-family-asian="'JetBrains Mono'" style:font-family-complex="'JetBrains Mono'" fo:background-color="transparent" fo:color="#0000ff"/>
    </style:style>
    <style:style style:name="T120" style:family="text">
      <style:text-properties fo:font-size="10.00pt" fo:font-weight="normal" fo:font-family="'JetBrains Mono'" style:font-family-asian="'JetBrains Mono'" style:font-family-complex="'JetBrains Mono'" fo:background-color="transparent" fo:color="#000000"/>
    </style:style>
    <style:style style:name="T121" style:family="text">
      <style:text-properties fo:font-size="10.00pt" fo:font-weight="normal" fo:font-family="'JetBrains Mono'" style:font-family-asian="'JetBrains Mono'" style:font-family-complex="'JetBrains Mono'" fo:background-color="transparent" fo:color="#0000ff"/>
    </style:style>
    <style:style style:name="T122" style:family="text">
      <style:text-properties fo:font-size="10.00pt" fo:font-weight="normal" fo:font-family="'JetBrains Mono'" style:font-family-asian="'JetBrains Mono'" style:font-family-complex="'JetBrains Mono'" fo:background-color="transparent" fo:color="#000000"/>
    </style:style>
    <style:style style:name="T123" style:family="text">
      <style:text-properties fo:font-size="10.00pt" fo:font-weight="normal" fo:font-family="'JetBrains Mono'" style:font-family-asian="'JetBrains Mono'" style:font-family-complex="'JetBrains Mono'" fo:background-color="transparent" fo:color="#0000ff"/>
    </style:style>
    <style:style style:name="T124" style:family="text">
      <style:text-properties fo:font-size="10.00pt" fo:font-weight="normal" fo:font-family="'JetBrains Mono'" style:font-family-asian="'JetBrains Mono'" style:font-family-complex="'JetBrains Mono'" fo:background-color="transparent" fo:color="#000000"/>
    </style:style>
    <style:style style:name="T125" style:family="text">
      <style:text-properties fo:font-size="10.00pt" fo:font-weight="normal" fo:font-family="'JetBrains Mono'" style:font-family-asian="'JetBrains Mono'" style:font-family-complex="'JetBrains Mono'" fo:background-color="transparent" fo:color="#0000ff"/>
    </style:style>
    <style:style style:name="T126" style:family="text">
      <style:text-properties fo:font-size="10.00pt" fo:font-weight="normal" fo:font-family="'JetBrains Mono'" style:font-family-asian="'JetBrains Mono'" style:font-family-complex="'JetBrains Mono'" fo:background-color="transparent" fo:color="#000000"/>
    </style:style>
    <style:style style:name="T127" style:family="text">
      <style:text-properties fo:font-size="10.00pt" fo:font-weight="normal" fo:font-family="'JetBrains Mono'" style:font-family-asian="'JetBrains Mono'" style:font-family-complex="'JetBrains Mono'" fo:background-color="transparent" fo:color="#0000ff"/>
    </style:style>
    <style:style style:name="T128" style:family="text">
      <style:text-properties fo:font-size="10.00pt" fo:font-weight="normal" fo:font-family="'JetBrains Mono'" style:font-family-asian="'JetBrains Mono'" style:font-family-complex="'JetBrains Mono'" fo:background-color="transparent" fo:color="#000000"/>
    </style:style>
    <style:style style:name="T129" style:family="text">
      <style:text-properties fo:font-size="10.00pt" fo:font-weight="normal" fo:font-family="'JetBrains Mono'" style:font-family-asian="'JetBrains Mono'" style:font-family-complex="'JetBrains Mono'" fo:background-color="transparent" fo:color="#0000ff"/>
    </style:style>
    <style:style style:name="T130" style:family="text">
      <style:text-properties fo:font-size="10.00pt" fo:font-weight="normal" fo:font-family="'JetBrains Mono'" style:font-family-asian="'JetBrains Mono'" style:font-family-complex="'JetBrains Mono'" fo:background-color="transparent" fo:color="#000000"/>
    </style:style>
    <style:style style:name="T131" style:family="text">
      <style:text-properties fo:font-size="10.00pt" fo:font-weight="normal" fo:font-family="'JetBrains Mono'" style:font-family-asian="'JetBrains Mono'" style:font-family-complex="'JetBrains Mono'" fo:background-color="transparent" fo:color="#0000ff"/>
    </style:style>
    <style:style style:name="T132" style:family="text">
      <style:text-properties fo:font-size="10.00pt" fo:font-weight="normal" fo:font-family="'JetBrains Mono'" style:font-family-asian="'JetBrains Mono'" style:font-family-complex="'JetBrains Mono'" fo:background-color="transparent" fo:color="#000000"/>
    </style:style>
    <style:style style:name="T133" style:family="text">
      <style:text-properties fo:font-size="10.00pt" fo:font-weight="normal" fo:font-family="'JetBrains Mono'" style:font-family-asian="'JetBrains Mono'" style:font-family-complex="'JetBrains Mono'" fo:background-color="transparent" fo:color="#0000ff"/>
    </style:style>
    <style:style style:name="T134" style:family="text">
      <style:text-properties fo:font-size="10.00pt" fo:font-weight="normal" fo:font-family="'JetBrains Mono'" style:font-family-asian="'JetBrains Mono'" style:font-family-complex="'JetBrains Mono'" fo:background-color="transparent" fo:color="#000000"/>
    </style:style>
    <style:style style:name="T135" style:family="text">
      <style:text-properties fo:font-size="10.00pt" fo:font-weight="normal" fo:font-family="'JetBrains Mono'" style:font-family-asian="'JetBrains Mono'" style:font-family-complex="'JetBrains Mono'" fo:background-color="transparent" fo:color="#0000ff"/>
    </style:style>
    <style:style style:name="T136" style:family="text">
      <style:text-properties fo:font-size="10.00pt" fo:font-weight="normal" fo:font-family="'JetBrains Mono'" style:font-family-asian="'JetBrains Mono'" style:font-family-complex="'JetBrains Mono'" fo:background-color="transparent" fo:color="#000000"/>
    </style:style>
    <style:style style:name="T137" style:family="text">
      <style:text-properties fo:font-size="10.00pt" fo:font-weight="normal" fo:font-family="'JetBrains Mono'" style:font-family-asian="'JetBrains Mono'" style:font-family-complex="'JetBrains Mono'" fo:background-color="transparent" fo:color="#0000ff"/>
    </style:style>
    <style:style style:name="T138" style:family="text">
      <style:text-properties fo:font-size="10.00pt" fo:font-weight="normal" fo:font-family="'JetBrains Mono'" style:font-family-asian="'JetBrains Mono'" style:font-family-complex="'JetBrains Mono'" fo:background-color="transparent" fo:color="#000000"/>
    </style:style>
    <style:style style:name="T139" style:family="text">
      <style:text-properties fo:font-size="10.00pt" fo:font-weight="normal" fo:font-family="'JetBrains Mono'" style:font-family-asian="'JetBrains Mono'" style:font-family-complex="'JetBrains Mono'" fo:background-color="transparent" fo:color="#0000ff"/>
    </style:style>
    <style:style style:name="T140" style:family="text">
      <style:text-properties fo:font-size="10.00pt" fo:font-weight="normal" fo:font-family="'JetBrains Mono'" style:font-family-asian="'JetBrains Mono'" style:font-family-complex="'JetBrains Mono'" fo:background-color="transparent" fo:color="#000000"/>
    </style:style>
    <style:style style:name="T141" style:family="text">
      <style:text-properties fo:font-size="10.00pt" fo:font-weight="normal" fo:font-family="'JetBrains Mono'" style:font-family-asian="'JetBrains Mono'" style:font-family-complex="'JetBrains Mono'" fo:background-color="transparent" fo:color="#0000ff"/>
    </style:style>
    <style:style style:name="T142" style:family="text">
      <style:text-properties fo:font-size="10.00pt" fo:font-weight="normal" fo:font-family="'JetBrains Mono'" style:font-family-asian="'JetBrains Mono'" style:font-family-complex="'JetBrains Mono'" fo:background-color="transparent" fo:color="#000000"/>
    </style:style>
    <style:style style:name="T143" style:family="text">
      <style:text-properties fo:font-size="10.00pt" fo:font-weight="normal" fo:font-family="'JetBrains Mono'" style:font-family-asian="'JetBrains Mono'" style:font-family-complex="'JetBrains Mono'" fo:background-color="transparent" fo:color="#0000ff"/>
    </style:style>
    <style:style style:name="T144" style:family="text">
      <style:text-properties fo:font-size="10.00pt" fo:font-weight="normal" fo:font-family="'JetBrains Mono'" style:font-family-asian="'JetBrains Mono'" style:font-family-complex="'JetBrains Mono'" fo:background-color="transparent" fo:color="#000000"/>
    </style:style>
    <style:style style:name="T145" style:family="text">
      <style:text-properties fo:font-size="10.00pt" fo:font-weight="normal" fo:font-family="'JetBrains Mono'" style:font-family-asian="'JetBrains Mono'" style:font-family-complex="'JetBrains Mono'" fo:background-color="transparent" fo:color="#0000ff"/>
    </style:style>
    <style:style style:name="T146" style:family="text">
      <style:text-properties fo:font-size="10.00pt" fo:font-weight="normal" fo:font-family="'JetBrains Mono'" style:font-family-asian="'JetBrains Mono'" style:font-family-complex="'JetBrains Mono'" fo:background-color="transparent" fo:color="#000000"/>
    </style:style>
    <style:style style:name="T147" style:family="text">
      <style:text-properties fo:font-size="10.00pt" fo:font-weight="normal" fo:font-family="'JetBrains Mono'" style:font-family-asian="'JetBrains Mono'" style:font-family-complex="'JetBrains Mono'" fo:background-color="transparent" fo:color="#0000ff"/>
    </style:style>
    <style:style style:name="T148" style:family="text">
      <style:text-properties fo:font-size="10.00pt" fo:font-weight="normal" fo:font-family="'JetBrains Mono'" style:font-family-asian="'JetBrains Mono'" style:font-family-complex="'JetBrains Mono'" fo:background-color="transparent" fo:color="#000000"/>
    </style:style>
    <style:style style:name="T149" style:family="text">
      <style:text-properties fo:font-size="10.00pt" fo:font-weight="normal" fo:font-family="'JetBrains Mono'" style:font-family-asian="'JetBrains Mono'" style:font-family-complex="'JetBrains Mono'" fo:background-color="transparent" fo:color="#0000ff"/>
    </style:style>
    <style:style style:name="T150" style:family="text">
      <style:text-properties fo:font-size="10.00pt" fo:font-weight="normal" fo:font-family="'JetBrains Mono'" style:font-family-asian="'JetBrains Mono'" style:font-family-complex="'JetBrains Mono'" fo:background-color="transparent" fo:color="#000000"/>
    </style:style>
    <style:style style:name="T151" style:family="text">
      <style:text-properties fo:font-size="10.00pt" fo:font-weight="normal" fo:font-family="'JetBrains Mono'" style:font-family-asian="'JetBrains Mono'" style:font-family-complex="'JetBrains Mono'" fo:background-color="transparent" fo:color="#0000ff"/>
    </style:style>
    <style:style style:name="T152" style:family="text">
      <style:text-properties fo:font-size="10.00pt" fo:font-weight="normal" fo:font-family="'JetBrains Mono'" style:font-family-asian="'JetBrains Mono'" style:font-family-complex="'JetBrains Mono'" fo:background-color="transparent" fo:color="#000000"/>
    </style:style>
    <style:style style:name="T153" style:family="text">
      <style:text-properties fo:font-size="10.00pt" fo:font-weight="normal" fo:font-family="'JetBrains Mono'" style:font-family-asian="'JetBrains Mono'" style:font-family-complex="'JetBrains Mono'" fo:background-color="transparent" fo:color="#0000ff"/>
    </style:style>
    <style:style style:name="T154" style:family="text">
      <style:text-properties fo:font-size="10.00pt" fo:font-weight="normal" fo:font-family="'JetBrains Mono'" style:font-family-asian="'JetBrains Mono'" style:font-family-complex="'JetBrains Mono'" fo:background-color="transparent" fo:color="#000000"/>
    </style:style>
    <style:style style:name="T155" style:family="text">
      <style:text-properties fo:font-size="10.00pt" fo:font-weight="normal" fo:font-family="'JetBrains Mono'" style:font-family-asian="'JetBrains Mono'" style:font-family-complex="'JetBrains Mono'" fo:background-color="transparent" fo:color="#0000ff"/>
    </style:style>
    <style:style style:name="T156" style:family="text">
      <style:text-properties fo:font-size="10.00pt" fo:font-weight="normal" fo:font-family="'JetBrains Mono'" style:font-family-asian="'JetBrains Mono'" style:font-family-complex="'JetBrains Mono'" fo:background-color="transparent" fo:color="#000000"/>
    </style:style>
    <style:style style:name="T157" style:family="text">
      <style:text-properties fo:font-size="10.00pt" fo:font-weight="normal" fo:font-family="'JetBrains Mono'" style:font-family-asian="'JetBrains Mono'" style:font-family-complex="'JetBrains Mono'" fo:background-color="transparent" fo:color="#0000ff"/>
    </style:style>
    <style:style style:name="T158" style:family="text">
      <style:text-properties fo:font-size="10.00pt" fo:font-weight="normal" fo:font-family="'JetBrains Mono'" style:font-family-asian="'JetBrains Mono'" style:font-family-complex="'JetBrains Mono'" fo:background-color="transparent" fo:color="#000000"/>
    </style:style>
    <style:style style:name="T159" style:family="text">
      <style:text-properties fo:font-size="10.00pt" fo:font-weight="normal" fo:font-family="'Times New Roman'" style:font-family-asian="'Times New Roman'" style:font-family-complex="'Times New Roman'" fo:background-color="transparent" fo:color="#000000"/>
    </style:style>
    <style:style style:name="T160" style:family="text">
      <style:text-properties fo:font-size="10.00pt" fo:font-weight="normal" fo:font-family="'JetBrains Mono'" style:font-family-asian="'JetBrains Mono'" style:font-family-complex="'JetBrains Mono'" fo:background-color="transparent" fo:color="#000000"/>
    </style:style>
    <style:style style:name="T161" style:family="text">
      <style:text-properties fo:font-size="10.00pt" fo:font-weight="normal" fo:font-family="'JetBrains Mono'" style:font-family-asian="'JetBrains Mono'" style:font-family-complex="'JetBrains Mono'" fo:background-color="transparent" fo:color="#0000ff"/>
    </style:style>
    <style:style style:name="T162" style:family="text">
      <style:text-properties fo:font-size="10.00pt" fo:font-weight="normal" fo:font-family="'JetBrains Mono'" style:font-family-asian="'JetBrains Mono'" style:font-family-complex="'JetBrains Mono'" fo:background-color="transparent" fo:color="#000000"/>
    </style:style>
    <style:style style:name="T163" style:family="text">
      <style:text-properties fo:font-size="10.00pt" fo:font-weight="normal" fo:font-family="'JetBrains Mono'" style:font-family-asian="'JetBrains Mono'" style:font-family-complex="'JetBrains Mono'" fo:background-color="transparent" fo:color="#0000ff"/>
    </style:style>
    <style:style style:name="T164" style:family="text">
      <style:text-properties fo:font-size="10.00pt" fo:font-weight="normal" fo:font-family="'JetBrains Mono'" style:font-family-asian="'JetBrains Mono'" style:font-family-complex="'JetBrains Mono'" fo:background-color="transparent" fo:color="#000000"/>
    </style:style>
    <style:style style:name="T165" style:family="text">
      <style:text-properties fo:font-size="10.00pt" fo:font-weight="normal" fo:font-family="'JetBrains Mono'" style:font-family-asian="'JetBrains Mono'" style:font-family-complex="'JetBrains Mono'" fo:background-color="transparent" fo:color="#0000ff"/>
    </style:style>
    <style:style style:name="T166" style:family="text">
      <style:text-properties fo:font-size="10.00pt" fo:font-weight="normal" fo:font-family="'JetBrains Mono'" style:font-family-asian="'JetBrains Mono'" style:font-family-complex="'JetBrains Mono'" fo:background-color="transparent" fo:color="#000000"/>
    </style:style>
    <style:style style:name="T167" style:family="text">
      <style:text-properties fo:font-size="10.00pt" fo:font-weight="normal" fo:font-family="'JetBrains Mono'" style:font-family-asian="'JetBrains Mono'" style:font-family-complex="'JetBrains Mono'" fo:background-color="transparent" fo:color="#0000ff"/>
    </style:style>
    <style:style style:name="T168" style:family="text">
      <style:text-properties fo:font-size="10.00pt" fo:font-weight="normal" fo:font-family="'JetBrains Mono'" style:font-family-asian="'JetBrains Mono'" style:font-family-complex="'JetBrains Mono'" fo:background-color="transparent" fo:color="#000000"/>
    </style:style>
    <style:style style:name="T169" style:family="text">
      <style:text-properties fo:font-size="10.00pt" fo:font-weight="normal" fo:font-family="'JetBrains Mono'" style:font-family-asian="'JetBrains Mono'" style:font-family-complex="'JetBrains Mono'" fo:background-color="transparent" fo:color="#0000ff"/>
    </style:style>
    <style:style style:name="T170" style:family="text">
      <style:text-properties fo:font-size="10.00pt" fo:font-weight="normal" fo:font-family="'JetBrains Mono'" style:font-family-asian="'JetBrains Mono'" style:font-family-complex="'JetBrains Mono'" fo:background-color="transparent" fo:color="#000000"/>
    </style:style>
    <style:style style:name="T171" style:family="text">
      <style:text-properties fo:font-size="10.00pt" fo:font-weight="normal" fo:font-family="'JetBrains Mono'" style:font-family-asian="'JetBrains Mono'" style:font-family-complex="'JetBrains Mono'" fo:background-color="transparent" fo:color="#0000ff"/>
    </style:style>
    <style:style style:name="T172" style:family="text">
      <style:text-properties fo:font-size="10.00pt" fo:font-weight="normal" fo:font-family="'JetBrains Mono'" style:font-family-asian="'JetBrains Mono'" style:font-family-complex="'JetBrains Mono'" fo:background-color="transparent" fo:color="#000000"/>
    </style:style>
    <style:style style:name="T173" style:family="text">
      <style:text-properties fo:font-size="10.00pt" fo:font-weight="normal" fo:font-family="'JetBrains Mono'" style:font-family-asian="'JetBrains Mono'" style:font-family-complex="'JetBrains Mono'" fo:background-color="transparent" fo:color="#0000ff"/>
    </style:style>
    <style:style style:name="T174" style:family="text">
      <style:text-properties fo:font-size="10.00pt" fo:font-weight="normal" fo:font-family="'JetBrains Mono'" style:font-family-asian="'JetBrains Mono'" style:font-family-complex="'JetBrains Mono'" fo:background-color="transparent" fo:color="#000000"/>
    </style:style>
    <style:style style:name="T175" style:family="text">
      <style:text-properties fo:font-size="10.00pt" fo:font-weight="normal" fo:font-family="'JetBrains Mono'" style:font-family-asian="'JetBrains Mono'" style:font-family-complex="'JetBrains Mono'" fo:background-color="transparent" fo:color="#0000ff"/>
    </style:style>
    <style:style style:name="T176" style:family="text">
      <style:text-properties fo:font-size="10.00pt" fo:font-weight="normal" fo:font-family="'JetBrains Mono'" style:font-family-asian="'JetBrains Mono'" style:font-family-complex="'JetBrains Mono'" fo:background-color="transparent" fo:color="#000000"/>
    </style:style>
    <style:style style:name="T177" style:family="text">
      <style:text-properties fo:font-size="10.00pt" fo:font-weight="normal" fo:font-family="'JetBrains Mono'" style:font-family-asian="'JetBrains Mono'" style:font-family-complex="'JetBrains Mono'" fo:background-color="transparent" fo:color="#0000ff"/>
    </style:style>
    <style:style style:name="T178" style:family="text">
      <style:text-properties fo:font-size="10.00pt" fo:font-weight="normal" fo:font-family="'JetBrains Mono'" style:font-family-asian="'JetBrains Mono'" style:font-family-complex="'JetBrains Mono'" fo:background-color="transparent" fo:color="#000000"/>
    </style:style>
    <style:style style:name="T179" style:family="text">
      <style:text-properties fo:font-size="10.00pt" fo:font-weight="normal" fo:font-family="'JetBrains Mono'" style:font-family-asian="'JetBrains Mono'" style:font-family-complex="'JetBrains Mono'" fo:background-color="transparent" fo:color="#0000ff"/>
    </style:style>
    <style:style style:name="T180" style:family="text">
      <style:text-properties fo:font-size="10.00pt" fo:font-weight="normal" fo:font-family="'JetBrains Mono'" style:font-family-asian="'JetBrains Mono'" style:font-family-complex="'JetBrains Mono'" fo:background-color="transparent" fo:color="#000000"/>
    </style:style>
    <style:style style:name="T181" style:family="text">
      <style:text-properties fo:font-size="10.00pt" fo:font-weight="normal" fo:font-family="'JetBrains Mono'" style:font-family-asian="'JetBrains Mono'" style:font-family-complex="'JetBrains Mono'" fo:background-color="transparent" fo:color="#0000ff"/>
    </style:style>
    <style:style style:name="T182" style:family="text">
      <style:text-properties fo:font-size="10.00pt" fo:font-weight="normal" fo:font-family="'JetBrains Mono'" style:font-family-asian="'JetBrains Mono'" style:font-family-complex="'JetBrains Mono'" fo:background-color="transparent" fo:color="#000000"/>
    </style:style>
    <style:style style:name="T183" style:family="text">
      <style:text-properties fo:font-size="10.00pt" fo:font-weight="normal" fo:font-family="'JetBrains Mono'" style:font-family-asian="'JetBrains Mono'" style:font-family-complex="'JetBrains Mono'" fo:background-color="transparent" fo:color="#0000ff"/>
    </style:style>
    <style:style style:name="T184" style:family="text">
      <style:text-properties fo:font-size="10.00pt" fo:font-weight="normal" fo:font-family="'JetBrains Mono'" style:font-family-asian="'JetBrains Mono'" style:font-family-complex="'JetBrains Mono'" fo:background-color="transparent" fo:color="#000000"/>
    </style:style>
    <style:style style:name="T185" style:family="text">
      <style:text-properties fo:font-size="10.00pt" fo:font-weight="normal" fo:font-family="'JetBrains Mono'" style:font-family-asian="'JetBrains Mono'" style:font-family-complex="'JetBrains Mono'" fo:background-color="transparent" fo:color="#0000ff"/>
    </style:style>
    <style:style style:name="T186" style:family="text">
      <style:text-properties fo:font-size="10.00pt" fo:font-weight="normal" fo:font-family="'JetBrains Mono'" style:font-family-asian="'JetBrains Mono'" style:font-family-complex="'JetBrains Mono'" fo:background-color="transparent" fo:color="#000000"/>
    </style:style>
    <style:style style:name="T187" style:family="text">
      <style:text-properties fo:font-size="10.00pt" fo:font-weight="normal" fo:font-family="'JetBrains Mono'" style:font-family-asian="'JetBrains Mono'" style:font-family-complex="'JetBrains Mono'" fo:background-color="transparent" fo:color="#0000ff"/>
    </style:style>
    <style:style style:name="T188" style:family="text">
      <style:text-properties fo:font-size="10.00pt" fo:font-weight="normal" fo:font-family="'JetBrains Mono'" style:font-family-asian="'JetBrains Mono'" style:font-family-complex="'JetBrains Mono'" fo:background-color="transparent" fo:color="#000000"/>
    </style:style>
    <style:style style:name="T189" style:family="text">
      <style:text-properties fo:font-size="10.00pt" fo:font-weight="normal" fo:font-family="'JetBrains Mono'" style:font-family-asian="'JetBrains Mono'" style:font-family-complex="'JetBrains Mono'" fo:background-color="transparent" fo:color="#0000ff"/>
    </style:style>
    <style:style style:name="T190" style:family="text">
      <style:text-properties fo:font-size="10.00pt" fo:font-weight="normal" fo:font-family="'JetBrains Mono'" style:font-family-asian="'JetBrains Mono'" style:font-family-complex="'JetBrains Mono'" fo:background-color="transparent" fo:color="#000000"/>
    </style:style>
    <style:style style:name="T191" style:family="text">
      <style:text-properties fo:font-size="10.00pt" fo:font-weight="normal" fo:font-family="'JetBrains Mono'" style:font-family-asian="'JetBrains Mono'" style:font-family-complex="'JetBrains Mono'" fo:background-color="transparent" fo:color="#0000ff"/>
    </style:style>
    <style:style style:name="T192" style:family="text">
      <style:text-properties fo:font-size="10.00pt" fo:font-weight="normal" fo:font-family="'JetBrains Mono'" style:font-family-asian="'JetBrains Mono'" style:font-family-complex="'JetBrains Mono'" fo:background-color="transparent" fo:color="#000000"/>
    </style:style>
    <style:style style:name="T193" style:family="text">
      <style:text-properties fo:font-size="10.00pt" fo:font-weight="normal" fo:font-family="'JetBrains Mono'" style:font-family-asian="'JetBrains Mono'" style:font-family-complex="'JetBrains Mono'" fo:background-color="transparent" fo:color="#0000ff"/>
    </style:style>
    <style:style style:name="T194" style:family="text">
      <style:text-properties fo:font-size="10.00pt" fo:font-weight="normal" fo:font-family="'JetBrains Mono'" style:font-family-asian="'JetBrains Mono'" style:font-family-complex="'JetBrains Mono'" fo:background-color="transparent" fo:color="#000000"/>
    </style:style>
    <style:style style:name="T195" style:family="text">
      <style:text-properties fo:font-size="10.00pt" fo:font-weight="normal" fo:font-family="'JetBrains Mono'" style:font-family-asian="'JetBrains Mono'" style:font-family-complex="'JetBrains Mono'" fo:background-color="transparent" fo:color="#0000ff"/>
    </style:style>
    <style:style style:name="T196" style:family="text">
      <style:text-properties fo:font-size="10.00pt" fo:font-weight="normal" fo:font-family="'JetBrains Mono'" style:font-family-asian="'JetBrains Mono'" style:font-family-complex="'JetBrains Mono'" fo:background-color="transparent" fo:color="#000000"/>
    </style:style>
    <style:style style:name="T197" style:family="text">
      <style:text-properties fo:font-size="12.00pt" fo:font-weight="normal" fo:font-family="'Times New Roman'" style:font-family-asian="'Times New Roman'" style:font-family-complex="'Times New Roman'" fo:background-color="transparent" style:use-window-font-color="true"/>
    </style:style>
    <style:style style:name="T198" style:family="text">
      <style:text-properties fo:font-size="12.00pt" fo:font-weight="normal" fo:font-family="Calibri" style:font-family-asian="Calibri" style:font-family-complex="Calibri" fo:background-color="transparent" style:use-window-font-color="true"/>
    </style:style>
    <style:style style:name="T199" style:family="text">
      <style:text-properties fo:font-size="12.00pt" fo:font-weight="normal" fo:font-family="Calibri" style:font-family-asian="Calibri" style:font-family-complex="Calibri" fo:background-color="transparent" style:use-window-font-color="true"/>
    </style:style>
    <style:style style:name="T200" style:family="text">
      <style:text-properties fo:font-size="12.00pt" fo:font-weight="normal" fo:font-family="Calibri" style:font-family-asian="Calibri" style:font-family-complex="Calibri" fo:background-color="transparent" style:use-window-font-color="true"/>
    </style:style>
    <style:style style:name="T201" style:family="text">
      <style:text-properties fo:font-size="12.00pt" fo:font-weight="normal" fo:font-family="Calibri" style:font-family-asian="Calibri" style:font-family-complex="Calibri" fo:background-color="transparent" style:use-window-font-color="true"/>
    </style:style>
    <style:style style:name="T202" style:family="text">
      <style:text-properties fo:font-size="12.00pt" fo:font-weight="normal" fo:font-family="Calibri" style:font-family-asian="Calibri" style:font-family-complex="Calibri" fo:background-color="transparent" style:use-window-font-color="true"/>
    </style:style>
    <style:style style:name="T203" style:family="text">
      <style:text-properties fo:font-size="12.00pt" fo:font-weight="normal" fo:font-family="'Times New Roman'" style:font-family-asian="'Times New Roman'" style:font-family-complex="'Times New Roman'" fo:background-color="transparent" style:use-window-font-color="true"/>
    </style:style>
    <style:style style:name="T204" style:family="text">
      <style:text-properties fo:font-size="12.00pt" fo:font-weight="normal" fo:font-family="'Times New Roman'" style:font-family-asian="'Times New Roman'" style:font-family-complex="'Times New Roman'" fo:background-color="transparent" style:use-window-font-color="true"/>
    </style:style>
    <style:style style:name="T205" style:family="text">
      <style:text-properties fo:font-size="12.00pt" fo:font-weight="normal" fo:font-family="'Times New Roman'" style:font-family-asian="'Times New Roman'" style:font-family-complex="'Times New Roman'"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Times New Roman'" style:font-family-asian="'Times New Roman'" style:font-family-complex="'Times New Roman'" fo:background-color="transparent" style:use-window-font-color="true"/>
    </style:style>
    <style:style style:name="T208" style:family="text">
      <style:text-properties fo:font-size="12.00pt" fo:font-weight="normal" fo:font-family="'Times New Roman'" style:font-family-asian="'Times New Roman'" style:font-family-complex="'Times New Roman'" fo:background-color="transparent" style:use-window-font-color="true"/>
    </style:style>
    <style:style style:name="T209" style:family="text">
      <style:text-properties fo:font-size="12.00pt" fo:font-weight="normal" fo:font-family="'Times New Roman'" style:font-family-asian="'Times New Roman'" style:font-family-complex="'Times New Roman'" fo:background-color="transparent" style:use-window-font-color="true"/>
    </style:style>
    <style:style style:name="T210" style:family="text">
      <style:text-properties fo:font-size="12.00pt" fo:font-weight="normal" fo:font-family="'Times New Roman'" style:font-family-asian="'Times New Roman'" style:font-family-complex="'Times New Roman'" fo:background-color="transparent" style:use-window-font-color="true"/>
    </style:style>
    <style:style style:name="T211" style:family="text">
      <style:text-properties fo:font-size="12.00pt" fo:font-weight="normal" fo:font-family="'Times New Roman'" style:font-family-asian="'Times New Roman'" style:font-family-complex="'Times New Roman'" fo:background-color="transparent" style:use-window-font-color="true"/>
    </style:style>
    <style:style style:name="T212" style:family="text">
      <style:text-properties fo:font-size="12.00pt" fo:font-weight="normal" fo:font-family="'Times New Roman'" style:font-family-asian="'Times New Roman'" style:font-family-complex="'Times New Roman'" fo:background-color="transparent" style:use-window-font-color="true"/>
    </style:style>
    <style:style style:name="T213" style:family="text">
      <style:text-properties fo:font-size="12.00pt" fo:font-weight="normal" fo:font-family="'Times New Roman'" style:font-family-asian="'Times New Roman'" style:font-family-complex="'Times New Roman'" fo:background-color="transparent" style:use-window-font-color="true"/>
    </style:style>
    <style:style style:name="T214" style:family="text">
      <style:text-properties fo:font-size="10.00pt" fo:font-weight="normal" fo:font-family="'JetBrains Mono'" style:font-family-asian="'JetBrains Mono'" style:font-family-complex="'JetBrains Mono'" fo:background-color="transparent" fo:color="#000000"/>
    </style:style>
    <style:style style:name="T215" style:family="text">
      <style:text-properties fo:font-size="10.00pt" fo:font-weight="normal" fo:font-family="'Times New Roman'" style:font-family-asian="'Times New Roman'" style:font-family-complex="'Times New Roman'" fo:background-color="transparent" fo:color="#000000"/>
    </style:style>
    <style:style style:name="T216" style:family="text">
      <style:text-properties fo:font-size="12.00pt" fo:font-weight="normal" fo:font-family="'Times New Roman'" style:font-family-asian="'Times New Roman'" style:font-family-complex="'Times New Roman'" fo:background-color="transparent" style:use-window-font-color="true"/>
    </style:style>
    <style:style style:name="T217" style:family="text">
      <style:text-properties fo:font-size="10.00pt" fo:font-weight="normal" fo:font-family="'JetBrains Mono'" style:font-family-asian="'JetBrains Mono'" style:font-family-complex="'JetBrains Mono'" fo:background-color="transparent" fo:color="#000000"/>
    </style:style>
    <style:style style:name="T218" style:family="text">
      <style:text-properties fo:font-size="10.00pt" fo:font-weight="normal" fo:font-family="'Times New Roman'" style:font-family-asian="'Times New Roman'" style:font-family-complex="'Times New Roman'" fo:background-color="transparent" fo:color="#000000"/>
    </style:style>
    <style:style style:name="T219" style:family="text">
      <style:text-properties fo:font-size="12.00pt" fo:font-weight="normal" fo:font-family="'Times New Roman'" style:font-family-asian="'Times New Roman'" style:font-family-complex="'Times New Roman'" fo:background-color="transparent" style:use-window-font-color="true"/>
    </style:style>
    <style:style style:name="T220" style:family="text">
      <style:text-properties fo:font-size="10.00pt" fo:font-weight="normal" fo:font-family="'JetBrains Mono'" style:font-family-asian="'JetBrains Mono'" style:font-family-complex="'JetBrains Mono'" fo:background-color="transparent" fo:color="#000000"/>
    </style:style>
    <style:style style:name="T221" style:family="text">
      <style:text-properties fo:font-size="12.00pt" fo:font-weight="normal" fo:font-family="'Times New Roman'" style:font-family-asian="'Times New Roman'" style:font-family-complex="'Times New Roman'" fo:background-color="transparent" style:use-window-font-color="true"/>
    </style:style>
    <style:style style:name="T222" style:family="text">
      <style:text-properties fo:font-size="12.00pt" fo:font-weight="normal" fo:font-family="'Times New Roman'" style:font-family-asian="'Times New Roman'" style:font-family-complex="'Times New Roman'" fo:background-color="transparent" style:use-window-font-color="true"/>
    </style:style>
    <style:style style:name="T223" style:family="text">
      <style:text-properties fo:font-size="12.00pt" fo:font-weight="normal" fo:font-family="'Times New Roman'" style:font-family-asian="'Times New Roman'" style:font-family-complex="'Times New Roman'" fo:background-color="transparent" style:use-window-font-color="true"/>
    </style:style>
    <style:style style:name="T224" style:family="text">
      <style:text-properties fo:font-size="10.00pt" fo:font-weight="normal" fo:font-family="'JetBrains Mono'" style:font-family-asian="'JetBrains Mono'" style:font-family-complex="'JetBrains Mono'" fo:background-color="transparent" fo:color="#000000"/>
    </style:style>
    <style:style style:name="T225" style:family="text">
      <style:text-properties fo:font-size="10.00pt" fo:font-weight="normal" fo:font-family="'Times New Roman'" style:font-family-asian="'Times New Roman'" style:font-family-complex="'Times New Roman'" fo:background-color="transparent" fo:color="#000000"/>
    </style:style>
    <style:style style:name="T226" style:family="text">
      <style:text-properties fo:font-size="12.00pt" fo:font-weight="normal" fo:font-family="'Times New Roman'" style:font-family-asian="'Times New Roman'" style:font-family-complex="'Times New Roman'" fo:background-color="transparent" style:use-window-font-color="true"/>
    </style:style>
    <style:style style:name="T227" style:family="text">
      <style:text-properties fo:font-size="12.00pt" fo:font-weight="normal" fo:font-family="'Times New Roman'" style:font-family-asian="'Times New Roman'" style:font-family-complex="'Times New Roman'" fo:background-color="transparent" style:use-window-font-color="true"/>
    </style:style>
    <style:style style:name="T228" style:family="text">
      <style:text-properties fo:font-size="12.00pt" fo:font-weight="normal" fo:font-family="'Times New Roman'" style:font-family-asian="'Times New Roman'" style:font-family-complex="'Times New Roman'" fo:background-color="transparent" style:use-window-font-color="true"/>
    </style:style>
    <style:style style:name="T229" style:family="text">
      <style:text-properties fo:font-size="10.00pt" fo:font-weight="normal" fo:font-family="'JetBrains Mono'" style:font-family-asian="'JetBrains Mono'" style:font-family-complex="'JetBrains Mono'" fo:background-color="transparent" fo:color="#000000"/>
    </style:style>
    <style:style style:name="T230" style:family="text">
      <style:text-properties fo:font-size="12.00pt" fo:font-weight="normal" fo:font-family="'Times New Roman'" style:font-family-asian="'Times New Roman'" style:font-family-complex="'Times New Roman'" fo:background-color="transparent" style:use-window-font-color="true"/>
    </style:style>
    <style:style style:name="T231" style:family="text">
      <style:text-properties fo:font-size="12.00pt" fo:font-weight="normal" fo:font-family="'Times New Roman'" style:font-family-asian="'Times New Roman'" style:font-family-complex="'Times New Roman'" fo:background-color="transparent" style:use-window-font-color="true"/>
    </style:style>
    <style:style style:name="T232" style:family="text">
      <style:text-properties fo:font-size="12.00pt" fo:font-weight="normal" fo:font-family="'Times New Roman'" style:font-family-asian="'Times New Roman'" style:font-family-complex="'Times New Roman'" fo:background-color="transparent" style:use-window-font-color="true"/>
    </style:style>
    <style:style style:name="T233" style:family="text">
      <style:text-properties fo:font-size="10.00pt" fo:font-weight="normal" fo:font-family="'JetBrains Mono'" style:font-family-asian="'JetBrains Mono'" style:font-family-complex="'JetBrains Mono'" fo:background-color="transparent" fo:color="#000000"/>
    </style:style>
    <style:style style:name="T234" style:family="text">
      <style:text-properties fo:font-size="12.00pt" fo:font-weight="normal" fo:font-family="'Times New Roman'" style:font-family-asian="'Times New Roman'" style:font-family-complex="'Times New Roman'" fo:background-color="transparent" style:use-window-font-color="true"/>
    </style:style>
    <style:style style:name="T235" style:family="text">
      <style:text-properties fo:font-size="12.00pt" fo:font-weight="normal" fo:font-family="'Times New Roman'" style:font-family-asian="'Times New Roman'" style:font-family-complex="'Times New Roman'" fo:background-color="transparent" style:use-window-font-color="true"/>
    </style:style>
    <style:style style:name="T236" style:family="text">
      <style:text-properties fo:font-size="12.00pt" fo:font-weight="bold" fo:font-family="'Times New Roman'" style:font-family-asian="'Times New Roman'" style:font-family-complex="'Times New Roman'" fo:background-color="transparent" style:use-window-font-color="true"/>
    </style:style>
    <style:style style:name="T237" style:family="text">
      <style:text-properties fo:font-size="12.00pt" fo:font-weight="bold" fo:font-family="'Times New Roman'" style:font-family-asian="'Times New Roman'" style:font-family-complex="'Times New Roman'" fo:background-color="transparent" style:use-window-font-color="true"/>
    </style:style>
    <style:style style:name="T238" style:family="text">
      <style:text-properties fo:font-size="12.00pt" fo:font-weight="normal" fo:font-family="'Times New Roman'" style:font-family-asian="'Times New Roman'" style:font-family-complex="'Times New Roman'" fo:background-color="transparent" style:use-window-font-color="true"/>
    </style:style>
    <style:style style:name="T23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40" style:family="text">
      <style:text-properties fo:font-size="12.00pt" fo:font-weight="normal" fo:font-family="'Times New Roman'" style:font-family-asian="'Times New Roman'" style:font-family-complex="'Times New Roman'" fo:background-color="transparent" style:use-window-font-color="true"/>
    </style:style>
    <style:style style:name="T241" style:family="text">
      <style:text-properties fo:font-size="12.00pt" fo:font-weight="normal" fo:font-family="'Times New Roman'" style:font-family-asian="'Times New Roman'" style:font-family-complex="'Times New Roman'" fo:background-color="transparent" style:use-window-font-color="true"/>
    </style:style>
    <style:style style:name="T24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43" style:family="text">
      <style:text-properties fo:font-size="12.00pt" fo:font-weight="normal" fo:font-family="'Times New Roman'" style:font-family-asian="'Times New Roman'" style:font-family-complex="'Times New Roman'"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50.00%" fo:text-align="justify" fo:margin-bottom="10.00pt"/>
    </style:style>
    <style:style style:name="P3" style:family="paragraph">
      <style:paragraph-properties fo:line-height="100.00%" fo:text-align="justify" fo:margin-bottom="10.00pt"/>
    </style:style>
    <style:style style:name="P4" style:family="paragraph">
      <style:paragraph-properties fo:line-height="150.00%" fo:text-align="justify" fo:margin-bottom="10.00pt"/>
    </style:style>
    <style:style style:name="P5" style:family="paragraph">
      <style:paragraph-properties fo:line-height="100.00%" fo:text-align="justify" fo:margin-bottom="10.00pt"/>
    </style:style>
    <style:style style:name="P6" style:family="paragraph">
      <style:paragraph-properties fo:line-height="150.00%" fo:text-align="justify" fo:margin-bottom="10.00pt"/>
    </style:style>
    <style:style style:name="P7" style:family="paragraph">
      <style:paragraph-properties fo:line-height="100.00%" fo:text-align="justify" fo:margin-bottom="10.00pt"/>
    </style:style>
    <style:style style:name="P8" style:family="paragraph">
      <style:paragraph-properties fo:line-height="100.00%" fo:text-align="justify" fo:margin-bottom="10.00pt"/>
    </style:style>
    <style:style style:name="P9" style:family="paragraph">
      <style:paragraph-properties fo:line-height="150.00%" fo:text-align="justify" fo:margin-bottom="10.00pt"/>
    </style:style>
    <style:style style:name="P10" style:family="paragraph">
      <style:paragraph-properties fo:line-height="100.00%" fo:text-align="justify" fo:margin-bottom="10.00pt"/>
    </style:style>
    <style:style style:name="P11" style:family="paragraph">
      <style:paragraph-properties fo:line-height="150.00%" fo:text-align="justify" fo:margin-bottom="10.00pt"/>
    </style:style>
    <style:style style:name="P12" style:family="paragraph">
      <style:paragraph-properties fo:line-height="100.00%" fo:text-align="justify" fo:margin-bottom="10.00pt"/>
    </style:style>
    <style:style style:name="P13" style:family="paragraph">
      <style:paragraph-properties fo:line-height="150.00%" fo:text-align="justify" fo:margin-bottom="10.00pt"/>
    </style:style>
    <style:style style:name="P14" style:family="paragraph">
      <style:paragraph-properties fo:line-height="100.00%" fo:text-align="justify" fo:margin-bottom="10.00pt"/>
    </style:style>
    <style:style style:name="P15" style:family="paragraph">
      <style:paragraph-properties fo:line-height="150.00%" fo:text-align="justify" fo:margin-bottom="10.00pt"/>
    </style:style>
    <style:style style:name="P16" style:family="paragraph">
      <style:paragraph-properties fo:line-height="100.00%" fo:text-align="justify" fo:margin-bottom="10.00pt"/>
    </style:style>
    <style:style style:name="P17" style:family="paragraph">
      <style:paragraph-properties fo:line-height="100.00%" fo:text-align="justify" fo:margin-bottom="10.00pt"/>
    </style:style>
    <style:style style:name="P18" style:family="paragraph">
      <style:paragraph-properties fo:line-height="150.00%" fo:text-align="justify" fo:margin-bottom="10.00pt"/>
    </style:style>
    <style:style style:name="P19" style:family="paragraph">
      <style:paragraph-properties fo:line-height="100.00%" fo:text-align="justify" fo:margin-bottom="10.00pt"/>
    </style:style>
    <style:style style:name="P20" style:family="paragraph">
      <style:paragraph-properties fo:line-height="105.00%" fo:text-align="left" fo:margin-bottom="8.00pt"/>
    </style:style>
    <style:style style:name="P21" style:family="paragraph">
      <style:paragraph-properties fo:line-height="105.00%" fo:text-align="justify" fo:margin-bottom="8.00pt"/>
    </style:style>
    <style:style style:name="P22" style:family="paragraph">
      <style:paragraph-properties fo:line-height="100.00%" fo:text-align="justify" fo:margin-bottom="10.00pt"/>
    </style:style>
    <style:style style:name="P23" style:family="paragraph">
      <style:paragraph-properties fo:line-height="100.00%" fo:text-align="justify" fo:margin-bottom="10.00pt"/>
    </style:style>
    <style:style style:name="P24" style:family="paragraph">
      <style:paragraph-properties fo:line-height="100.00%" fo:text-align="justify" fo:margin-bottom="10.00pt"/>
    </style:style>
    <style:style style:name="P25" style:family="paragraph">
      <style:paragraph-properties fo:line-height="100.00%" fo:text-align="justify" fo:margin-bottom="10.00pt"/>
    </style:style>
    <style:style style:name="P26" style:family="paragraph">
      <style:paragraph-properties fo:line-height="100.00%" fo:text-align="justify" fo:margin-bottom="10.00pt"/>
    </style:style>
    <style:style style:name="P27" style:family="paragraph">
      <style:paragraph-properties fo:line-height="100.00%" fo:text-align="justify" fo:margin-bottom="10.00pt"/>
    </style:style>
    <style:style style:name="P28" style:family="paragraph">
      <style:paragraph-properties fo:line-height="100.00%" fo:text-align="justify" fo:margin-bottom="10.00pt"/>
    </style:style>
    <style:style style:name="P29" style:family="paragraph">
      <style:paragraph-properties fo:line-height="100.00%" fo:text-align="justify" fo:margin-bottom="10.00pt"/>
    </style:style>
    <style:style style:name="P30" style:family="paragraph">
      <style:paragraph-properties fo:line-height="100.00%" fo:text-align="justify" fo:margin-bottom="10.00pt"/>
    </style:style>
    <style:style style:name="P31" style:family="paragraph">
      <style:paragraph-properties fo:line-height="150.00%" fo:text-align="justify" fo:margin-bottom="10.00pt"/>
    </style:style>
    <style:style style:name="P32" style:family="paragraph">
      <style:paragraph-properties fo:line-height="100.00%" fo:text-align="justify" fo:margin-bottom="10.00pt"/>
    </style:style>
  </office:automatic-styles>
  <office:body>
    <office:text>
      <text:p text:style-name="P1"><text:span text:style-name="T1">Lab 2</text:span></text:p>
      <text:p text:style-name="P1"><text:span text:style-name="T2"/></text:p>
      <text:p text:style-name="P1"><text:span text:style-name="T2"/></text:p>
      <text:p text:style-name="P2"><text:span text:style-name="T3"><text:tab/>Problema rucsacului: dat</text:span><text:span text:style-name="T4">ă fiind o mulțime de elemente, fiecare cu o greutate și o valoare, se determină numărul din fiecare element al mulțimii care poate fi inclus<text:s/></text:span><text:span text:style-name="T5">într-o colec</text:span><text:span text:style-name="T6">ție, astfel<text:s/></text:span><text:span text:style-name="T7">încât greutatea total</text:span><text:span text:style-name="T8">ă să fie mai mică sau egală cu o anumită limită și valoarea totală să fie c</text:span><text:span text:style-name="T9">ât mai mare. </text:span></text:p>
      <text:p text:style-name="P2"><text:span text:style-name="T10"><text:tab/>Problema comis voiajorului: date fiind coordonatele unui număr de orașe, trebuie stabilită o ruta astfel<text:s/></text:span><text:span text:style-name="T11">încât s</text:span><text:span text:style-name="T12">ă se parcurgă toate orașele o singură dată iar distanța să fie minimă.</text:span></text:p>
      <text:p text:style-name="P2"><text:span text:style-name="T13"><text:tab/>Prezent</text:span><text:span text:style-name="T14">ăm tabu-search pentru aceste probleme.</text:span></text:p>
      <text:p text:style-name="P2"><text:span text:style-name="T15">1. Tabu-search pentru problema rucsacului</text:span></text:p>
      <text:p text:style-name="P2"><text:span text:style-name="T16">-<text:s text:c="2"/>se genereaza<text:s text:c="2"/>o solu</text:span><text:span text:style-name="T17">ție aleatoare in formă binară, verificăm validitatea soluției</text:span></text:p>
      <text:p text:style-name="P3"><draw:frame text:anchor-type="as-char" svg:width="115.36mm" svg:height="21.17mm" style:rel-width="scale" style:rel-height="scale"><draw:object-ole xlink:href="OleObj1"/><draw:image xlink:href="ObjectReplacements/OleObj1"/></draw:frame><text:span text:style-name="T18"/></text:p>
      <text:p text:style-name="P4"><text:span text:style-name="T19">- determinam un vecin valid</text:span></text:p>
      <text:p text:style-name="P5"><text:span text:style-name="T20"/></text:p>
      <text:p text:style-name="P6"><draw:frame text:anchor-type="as-char" svg:width="89.59mm" svg:height="47.41mm" style:rel-width="scale" style:rel-height="scale"><draw:object-ole xlink:href="OleObj2"/><draw:image xlink:href="ObjectReplacements/OleObj2"/></draw:frame><text:span text:style-name="T22"/></text:p>
      <text:p text:style-name="P6"><text:span text:style-name="T23">-</text:span><text:span text:style-name="T24"><text:s/>dac</text:span><text:span text:style-name="T25">ă vecinul nu este<text:s/></text:span><text:span text:style-name="T26">în lista tabu<text:s/></text:span><text:span text:style-name="T27">și are un fitness mai bun atunci va<text:s/></text:span><text:span text:style-name="T28">înlocui solu</text:span><text:span text:style-name="T29">ția, actualizăm lista tabu; c</text:span><text:span text:style-name="T30">ând lista tabu ajunge s</text:span><text:span text:style-name="T31">ă aibă o lungime mai mare dec</text:span><text:span text:style-name="T32">ât limita maxim</text:span><text:span text:style-name="T33">ă dată, eliminăm c</text:span><text:span text:style-name="T34">âte un element.</text:span></text:p>
      <text:p text:style-name="P7"><draw:frame text:anchor-type="as-char" svg:width="152.40mm" svg:height="125.68mm" style:rel-width="scale" style:rel-height="scale"><draw:object-ole xlink:href="OleObj3"/><draw:image xlink:href="ObjectReplacements/OleObj3"/></draw:frame><text:span text:style-name="T34"/></text:p>
      <text:p text:style-name="P8"><text:span text:style-name="T35">-<text:s/></text:span><text:span text:style-name="T36">din 10<text:s/></text:span><text:span text:style-name="T37">iteratii</text:span><text:span text:style-name="T38">, determinăm soluția cea mai bună, cea mai slabă și respectiv calitatea medie a soluțiilor dar și timpul mediu de execuție</text:span><text:span text:style-name="T39"/></text:p>
      <text:p text:style-name="P9"><text:span text:style-name="T39"><text:tab/>-<text:s/></text:span><text:span text:style-name="T40">datele obținute sunt stocate<text:s/></text:span><text:span text:style-name="T41">î</text:span><text:span text:style-name="T42">n fișier</text:span><text:span text:style-name="T43">.</text:span></text:p>
      <text:p text:style-name="P10"><draw:frame text:anchor-type="as-char" svg:width="152.40mm" svg:height="41.01mm" style:rel-width="scale" style:rel-height="scale"><draw:object-ole xlink:href="OleObj4"/><draw:image xlink:href="ObjectReplacements/OleObj4"/></draw:frame><text:span text:style-name="T43"/></text:p>
      <text:p text:style-name="P11"><text:span text:style-name="T44">2</text:span><text:span text:style-name="T45">. Tabu-search pentru problema<text:s/></text:span><text:span text:style-name="T46">comis-voiajorului</text:span><text:span text:style-name="T47"/></text:p>
      <text:p text:style-name="P11"><text:span text:style-name="T48">- generăm o rută random, i</text:span><text:span text:style-name="T49">î</text:span><text:span text:style-name="T50"><text:s/>calculăm distanța inclusiv dintre ultimul oras și primul, considerăm a fi cea mai bună rută</text:span></text:p>
      <text:p text:style-name="P12"><draw:frame text:anchor-type="as-char" svg:width="121.18mm" svg:height="82.55mm" style:rel-width="scale" style:rel-height="scale"><draw:object-ole xlink:href="OleObj5"/><draw:image xlink:href="ObjectReplacements/OleObj5"/></draw:frame><text:span text:style-name="T50"/></text:p>
      <text:p text:style-name="P13"><text:span text:style-name="T50">- evaluăm distanța curentă, cea mai bună rută devine soluția curentă dacă aceasta are o distanță mai mică</text:span></text:p>
      <text:p text:style-name="P14"><draw:frame text:anchor-type="as-char" svg:width="152.40mm" svg:height="112.71mm" style:rel-width="scale" style:rel-height="scale"><draw:object-ole xlink:href="OleObj6"/><draw:image xlink:href="ObjectReplacements/OleObj6"/></draw:frame><text:span text:style-name="T50"/></text:p>
      <text:p text:style-name="P15"><text:span text:style-name="T50"/></text:p>
      <text:p text:style-name="P15"><text:span text:style-name="T50">- generăm vecinii soluției curente, cel cu distanța minimă dacă nu se află deja in lista tabu, devine noua soluție curentă care este apoi adaugată in lista tabu. Dacă lista tabu depășește limita admisă (tabu_size), atunci cel mai vechi element este eliminat. Returnăm cea mai bună soluție, distanța aferentă și timpul de execuție.</text:span></text:p>
      <text:p text:style-name="P16"><draw:frame text:anchor-type="as-char" svg:width="141.29mm" svg:height="119.86mm" style:rel-width="scale" style:rel-height="scale"><draw:object-ole xlink:href="OleObj7"/><draw:image xlink:href="ObjectReplacements/OleObj7"/></draw:frame><text:span text:style-name="T50"/></text:p>
      <text:p text:style-name="P17"><text:span text:style-name="T51">-<text:s/></text:span><text:span text:style-name="T52">din 10<text:s/></text:span><text:span text:style-name="T53">iteratii</text:span><text:span text:style-name="T54">, determinăm soluția cea mai bună, cea mai slabă și respectiv calitatea medie a soluțiilor dar și timpul mediu de execuție</text:span></text:p>
      <text:p text:style-name="P17"><draw:frame text:anchor-type="as-char" svg:width="80.17mm" svg:height="100.54mm" style:rel-width="scale" style:rel-height="scale"><draw:object-ole xlink:href="OleObj8"/><draw:image xlink:href="ObjectReplacements/OleObj8"/></draw:frame><text:span text:style-name="T54"/></text:p>
      <text:p text:style-name="P17"><text:span text:style-name="T55"/></text:p>
      <text:p text:style-name="P18"><text:span text:style-name="T55">-<text:s/></text:span><text:span text:style-name="T56">datele obținute sunt stocate<text:s/></text:span><text:span text:style-name="T57">î</text:span><text:span text:style-name="T58">n fișier</text:span><text:span text:style-name="T59">.</text:span></text:p>
      <text:p text:style-name="P19"><text:span text:style-name="T60"/></text:p>
      <text:p text:style-name="P19"><text:span text:style-name="T61">3. Analiza datelor</text:span></text:p>
      <text:p text:style-name="P19"><text:span text:style-name="T61"/></text:p>
      <text:p text:style-name="P19"><text:span text:style-name="T62">3.1 Problema rucsacului</text:span></text:p>
      <text:p text:style-name="P19"><text:span text:style-name="T63"/></text:p>
      <text:p text:style-name="P19"><text:span text:style-name="T64">a) date de test: </text:span></text:p>
      <text:p text:style-name="P19"><text:span text:style-name="T64">n = 10</text:span></text:p>
      <text:p text:style-name="P19"><text:span text:style-name="T64">capacitate = 300</text:span></text:p>
      <text:p text:style-name="P19"><text:span text:style-name="T65">greutati = [10, 12, 28, 14, 30, 26, 12, 8, 24, 10]</text:span></text:p>
      <text:p text:style-name="P19"><text:span text:style-name="T65">valori = [45, 23, 87, 10, 35, 20, 32, 7, 20, 20]</text:span></text:p>
      <text:p text:style-name="P19"><text:span text:style-name="T66">b) rucsac-20.txt</text:span></text:p>
      <text:p text:style-name="P19"><text:span text:style-name="T66">n = 20</text:span></text:p>
      <text:p text:style-name="P19"><text:span text:style-name="T66">capacitate = 524</text:span></text:p>
      <text:p text:style-name="P19"><text:span text:style-name="T67">greutati = [91, 60, 61, 9, 79, 46, 19, 57, 8, 84, 20, 72, 32, 31, 28, 81, 55, 43, 100, 27]</text:span></text:p>
      <text:p text:style-name="P19"><text:span text:style-name="T67">valori = [29, 65, 71, 60, 45, 71, 22, 97, 6, 91, 57, 60, 49, 89, 2, 30, 90, 25, 82, 19]</text:span></text:p>
      <text:p text:style-name="P19"><text:span text:style-name="T68"/></text:p>
      <text:p text:style-name="P19"><text:span text:style-name="T69">c) rucsac-200.txt</text:span></text:p>
      <text:p text:style-name="P20"><text:span text:style-name="T70">n = 200</text:span></text:p>
      <text:p text:style-name="P20"><text:span text:style-name="T70">capacitate = 112648</text:span></text:p>
      <text:p text:style-name="P21"><text:span text:style-name="T70">greutati = [835, 1670, 3340, 1087, 1087, 517, 1034, 2068, 1034, 630, 1260, 1260, 1071, 165, 330, 495, 176, 663, 1326, 1326, 984, 1968, 2952, 829, 1658, 3316, 829, 663, 1326, 1989, 1086, 1086, 639, 1278, 2556, 1917, 895, 1790, 3580, 888, 1776, 3552, 2664, 232, 464, 928, 464, 472, 944, 691, 1382, 2764, 1052, 1052, 1057, 2114, 2114, 456, 912, 651, 1302, 1953, 711, 1422, 1042, 232, 464, 696, 1099, 1099, 1029, 2058, 4116, 139, 297, 602, 602, 461, 922, 461, 231, 462, 924, 895, 1790, 1790, 888, 1776, 2664, 575, 1150, 2300, 524, 1048, 1572, 1063, 2126, 1063, 912, 1824, 3648, 2736, 1095, 2190, 3285, 1042, 2084, 2084, 770, 1540, 3080, 973, 1946, 1017, 697, 1394, 2788, 697, 586, 1172, 1758, 734, 1468, 2936, 734, 437, 874, 437, 365, 365, 794, 1588, 2382, 987, 1974, 1974, 258, 258, 907, 1814, 3628, 2721, 304, 608, 1216, 912, 575, 1150, 2300, 1725, 300, 600, 979, 1958, 220, 440, 660, 958, 1916, 3832, 303, 606, 606, 789, 789, 832, 1664, 982, 851, 1702, 3404, 686, 1372, 543, 543, 303, 606, 909, 864, 1728, 3456, 864, 522, 1044, 2088, 1044, 703, 1406, 2812, 2109, 1021, 2042, 4084, 2042, 753, 1506, 3012, 2259, 801, 1602]</text:span></text:p>
      <text:p text:style-name="P22"><text:span text:style-name="T70">valori = [735, 1470, 2940, 987, 987, 417, 834, 1668, 834, 530, 1060, 1060, 971, 65, 130, 195, 76, 563, 1126, 1126, 884, 1768, 2652, 729, 1458, 2916, 729, 563, 1126, 1689, 986, 986, 539, 1078, 2156, 1617, 795, 1590, 3180, 788, 1576, 3152, 2364, 132, 264, 528, 264, 372, 744, 591, 1182, 2364, 952, 952, 957, 1914, 1914, 356, 712, 551, 1102, 1653, 611, 1222, 942, 132, 264, 396, 999, 999, 929, 1858, 3716, 39, 197, 502, 502, 361, 722, 361, 131, 262, 524, 795, 1590, 1590, 788, 1576, 2364, 475, 950, 1900, 424, 848, 1272, 963, 1926, 963, 812, 1624, 3248, 2436, 995, 1990, 2985, 942, 1884, 1884, 670, 1340, 2680, 873, 1746, 917, 597, 1194, 2388, 597, 486, 972, 1458, 634, 1268, 2536, 634, 337, 674, 337, 265, 265, 694, 1388, 2082, 887, 1774, 1774, 158, 158, 807, 1614, 3228, 2421, 204, 408, 816, 612, 475, 950, 1900, 1425, 200, 400, 879, 1758, 120, 240, 360, 858, 1716, 3432, 203, 406, 406, 689, 689, 732, 1464, 882, 751, 1502, 3004, 586, 1172, 443, 443, 203, 406, 609, 764, 1528, 3056, 764, 422, 844, 1688, 844, 603, 1206, 2412, 1809, 921, 1842, 3684, 1842, 653, 1306, 2612, 1959, 701, 1402]</text:span></text:p>
      <text:p text:style-name="P22"><text:span text:style-name="T71"/></text:p>
      <text:p text:style-name="P22"><text:span text:style-name="T72">Tabu search</text:span><text:span text:style-name="T73">:</text:span></text:p>
      <text:p text:style-name="P22"><text:span text:style-name="T74"/></text:p>
      <text:p text:style-name="P22"><text:span text:style-name="T75">Spa</text:span><text:span text:style-name="T76">țiul<text:s text:c="11"/>K<text:s text:c="12"/>Valoare maximă<text:s text:c="5"/>Valoare minimă<text:s text:c="7"/>Media<text:s text:c="14"/>Timp </text:span></text:p>
      <text:p text:style-name="P23"><text:span text:style-name="T77">10<text:s text:c="17"/>10<text:s text:c="18"/>309<text:s text:c="21"/>2</text:span><text:span text:style-name="T78">99</text:span><text:span text:style-name="T79"><text:s text:c="22"/></text:span><text:span text:style-name="T80">308</text:span><text:span text:style-name="T81"><text:s text:c="12"/></text:span><text:span text:style-name="T82"><text:s text:c="2"/></text:span><text:span text:style-name="T83"><text:s text:c="2"/></text:span><text:span text:style-name="T84">0.00083727</text:span><text:span text:style-name="T85"/></text:p>
      <text:p text:style-name="P23"><text:span text:style-name="T85">10<text:s text:c="17"/>100<text:s text:c="16"/>309<text:s text:c="21"/></text:span><text:span text:style-name="T86">309</text:span><text:span text:style-name="T87"><text:s text:c="22"/></text:span><text:span text:style-name="T88">309.0</text:span><text:span text:style-name="T89"><text:s text:c="13"/></text:span><text:span text:style-name="T90">0.00853305</text:span><text:span text:style-name="T91"/></text:p>
      <text:p text:style-name="P23"><text:span text:style-name="T91">10<text:s text:c="16"/>1000<text:s text:c="15"/>309<text:s text:c="21"/>289<text:s text:c="22"/>303.9<text:s text:c="13"/></text:span><text:span text:style-name="T92">0.08753609</text:span><text:span text:style-name="T93"><text:s/></text:span><text:span text:style-name="T94"/></text:p>
      <text:p text:style-name="P23"><text:span text:style-name="T94">20<text:s text:c="17"/>10<text:s text:c="18"/>729<text:s text:c="21"/>604<text:s text:c="22"/>669.1<text:s text:c="13"/></text:span><text:span text:style-name="T95">0.00329620</text:span><text:span text:style-name="T96"/></text:p>
      <text:p text:style-name="P23"><text:span text:style-name="T96">20<text:s text:c="17"/>100<text:s text:c="17"/>726<text:s text:c="20"/>707<text:s text:c="22"/>724.1<text:s text:c="13"/></text:span><text:span text:style-name="T97">0.032150</text:span><text:span text:style-name="T98">45</text:span><text:span text:style-name="T99"/></text:p>
      <text:p text:style-name="P24"><text:span text:style-name="T99">20<text:s text:c="17"/>1000<text:s text:c="15"/>702<text:s text:c="21"/>630<text:s text:c="22"/>656.5<text:s text:c="13"/>0.05846199</text:span></text:p>
      <text:p text:style-name="P25"><text:span text:style-name="T99">200<text:s text:c="15"/>10<text:s text:c="19"/>132843<text:s text:c="15"/>130747<text:s text:c="16"/>131827.7<text:s text:c="7"/></text:span><text:span text:style-name="T100">0.2047727</text:span><text:span text:style-name="T101">6</text:span><text:span text:style-name="T102"/></text:p>
      <text:p text:style-name="P25"><text:span text:style-name="T102">200<text:s text:c="15"/>100<text:s text:c="17"/>132738<text:s text:c="15"/>130145<text:s text:c="16"/>131733.1<text:s text:c="7"/></text:span><text:span text:style-name="T103">2.30362979</text:span><text:span text:style-name="T104"/></text:p>
      <text:p text:style-name="P25"><text:span text:style-name="T104">200<text:s text:c="15"/>1000<text:s text:c="15"/>132943<text:s text:c="15"/>131445<text:s text:c="16"/>131914.0<text:s text:c="7"/></text:span><text:span text:style-name="T105">29.3604189</text:span></text:p>
      <text:p text:style-name="P26"><text:span text:style-name="T106"/></text:p>
      <text:p text:style-name="P26"><text:span text:style-name="T107"/></text:p>
      <text:p text:style-name="P26"><text:span text:style-name="T107"/></text:p>
      <text:p text:style-name="P26"><text:span text:style-name="T107"/></text:p>
      <text:p text:style-name="P26"><text:span text:style-name="T108">Random Hill Climbing:</text:span></text:p>
      <text:p text:style-name="P26"><text:span text:style-name="T109"/></text:p>
      <text:p text:style-name="P26"><text:span text:style-name="T110">Spa</text:span><text:span text:style-name="T111">țiul<text:s text:c="11"/>K<text:s text:c="12"/>Valoare maximă<text:s text:c="4"/>Valoare minimă<text:s text:c="7"/>Media<text:s text:c="12"/>Timp </text:span></text:p>
      <text:p text:style-name="P26"><text:span text:style-name="T112">10<text:s text:c="17"/>10<text:s text:c="17"/>289<text:s text:c="22"/>157<text:s text:c="22"/>233.7<text:s text:c="11"/>0.00013685</text:span></text:p>
      <text:p text:style-name="P26"><text:span text:style-name="T112">10<text:s text:c="17"/>100<text:s text:c="16"/>292<text:s text:c="21"/>256<text:s text:c="22"/>273<text:s text:c="14"/>0.00100816</text:span></text:p>
      <text:p text:style-name="P26"><text:span text:style-name="T112">10<text:s text:c="17"/>1000<text:s text:c="14"/>309<text:s text:c="22"/>289<text:s text:c="21"/>302.9<text:s text:c="12"/>0.00609299</text:span></text:p>
      <text:p text:style-name="P26"><text:span text:style-name="T112">20<text:s text:c="17"/>10<text:s text:c="19"/>629<text:s text:c="21"/>363<text:s text:c="22"/>504.4<text:s text:c="11"/>0.00026375</text:span></text:p>
      <text:p text:style-name="P26"><text:span text:style-name="T112">20<text:s text:c="17"/>100<text:s text:c="17"/>622<text:s text:c="21"/>509<text:s text:c="22"/>567.9<text:s text:c="11"/>0.00114888</text:span></text:p>
      <text:p text:style-name="P26"><text:span text:style-name="T112">20<text:s text:c="17"/>1000<text:s text:c="15"/>696<text:s text:c="22"/>602<text:s text:c="22"/>637.7<text:s text:c="10"/>0.01346525</text:span></text:p>
      <text:p text:style-name="P26"><text:span text:style-name="T112">200<text:s text:c="15"/>10<text:s text:c="19"/>132332<text:s text:c="16"/>117712<text:s text:c="16"/>128615.8<text:s text:c="4"/>0.00171034</text:span></text:p>
      <text:p text:style-name="P26"><text:span text:style-name="T112">200<text:s text:c="15"/>100<text:s text:c="17"/>132747<text:s text:c="16"/>124040<text:s text:c="16"/>130889.1<text:s text:c="4"/>0.00801210</text:span></text:p>
      <text:p text:style-name="P26"><text:span text:style-name="T112">200<text:s text:c="15"/>1000<text:s text:c="15"/>132918<text:s text:c="16"/>131688<text:s text:c="16"/>132139.6<text:s text:c="4"/>0.06865109</text:span></text:p>
      <text:p text:style-name="P26"><text:span text:style-name="T113"/></text:p>
      <text:p text:style-name="P26"><text:span text:style-name="T113"/></text:p>
      <text:p text:style-name="P26"><text:span text:style-name="T113">3.2 Problema comis-voiajorului (TSP)</text:span></text:p>
      <text:p text:style-name="P26"><text:span text:style-name="T113">Date de test:</text:span></text:p>
      <text:p text:style-name="P26"><text:span text:style-name="T113">a) nr_orase = 10</text:span></text:p>
      <text:p text:style-name="P27"><text:span text:style-name="T113"><text:s text:c="4"/></text:span><text:span text:style-name="T114">coordonate_orase = [(</text:span><text:span text:style-name="T115">0</text:span><text:span text:style-name="T116">,<text:s/></text:span><text:span text:style-name="T117">0</text:span><text:span text:style-name="T118">), (</text:span><text:span text:style-name="T119">1</text:span><text:span text:style-name="T120">,<text:s/></text:span><text:span text:style-name="T121">1</text:span><text:span text:style-name="T122">), (</text:span><text:span text:style-name="T123">2</text:span><text:span text:style-name="T124">,<text:s/></text:span><text:span text:style-name="T125">2</text:span><text:span text:style-name="T126">), (</text:span><text:span text:style-name="T127">3</text:span><text:span text:style-name="T128">,<text:s/></text:span><text:span text:style-name="T129">3</text:span><text:span text:style-name="T130">), (</text:span><text:span text:style-name="T131">4</text:span><text:span text:style-name="T132">,<text:s/></text:span><text:span text:style-name="T133">4</text:span><text:span text:style-name="T134">), (</text:span><text:span text:style-name="T135">5</text:span><text:span text:style-name="T136">,<text:s/></text:span><text:span text:style-name="T137">5</text:span><text:span text:style-name="T138">), (</text:span><text:span text:style-name="T139">6</text:span><text:span text:style-name="T140">,<text:s/></text:span><text:span text:style-name="T141">6</text:span><text:span text:style-name="T142">), (</text:span><text:span text:style-name="T143">7</text:span><text:span text:style-name="T144">,<text:s/></text:span><text:span text:style-name="T145">7</text:span><text:span text:style-name="T146">), (</text:span><text:span text:style-name="T147">8</text:span><text:span text:style-name="T148">,<text:s/></text:span><text:span text:style-name="T149">8</text:span><text:span text:style-name="T150">), (</text:span><text:span text:style-name="T151">9</text:span><text:span text:style-name="T152">,<text:s/></text:span><text:span text:style-name="T153">9</text:span><text:span text:style-name="T154">), (</text:span><text:span text:style-name="T155">10</text:span><text:span text:style-name="T156">,<text:s/></text:span><text:span text:style-name="T157">10</text:span><text:span text:style-name="T158">),</text:span><text:span text:style-name="T159"><text:s/></text:span><text:span text:style-name="T160">(</text:span><text:span text:style-name="T161">11</text:span><text:span text:style-name="T162">,<text:s/></text:span><text:span text:style-name="T163">11</text:span><text:span text:style-name="T164">),(</text:span><text:span text:style-name="T165">12</text:span><text:span text:style-name="T166">,<text:s/></text:span><text:span text:style-name="T167">12</text:span><text:span text:style-name="T168">), (</text:span><text:span text:style-name="T169">13</text:span><text:span text:style-name="T170">,<text:s/></text:span><text:span text:style-name="T171">13</text:span><text:span text:style-name="T172">), (</text:span><text:span text:style-name="T173">14</text:span><text:span text:style-name="T174">,<text:s/></text:span><text:span text:style-name="T175">14</text:span><text:span text:style-name="T176">), (</text:span><text:span text:style-name="T177">15</text:span><text:span text:style-name="T178">,<text:s/></text:span><text:span text:style-name="T179">15</text:span><text:span text:style-name="T180">), (</text:span><text:span text:style-name="T181">16</text:span><text:span text:style-name="T182">,<text:s/></text:span><text:span text:style-name="T183">16</text:span><text:span text:style-name="T184">), (</text:span><text:span text:style-name="T185">17</text:span><text:span text:style-name="T186">,<text:s/></text:span><text:span text:style-name="T187">17</text:span><text:span text:style-name="T188">), (</text:span><text:span text:style-name="T189">18</text:span><text:span text:style-name="T190">,<text:s/></text:span><text:span text:style-name="T191">18</text:span><text:span text:style-name="T192">), (</text:span><text:span text:style-name="T193">19</text:span><text:span text:style-name="T194">,<text:s/></text:span><text:span text:style-name="T195">19</text:span><text:span text:style-name="T196">)]<text:line-break/></text:span></text:p>
      <text:p text:style-name="P28"><text:span text:style-name="T197">b) nr orase = 100</text:span></text:p>
      <text:p text:style-name="P28"><text:span text:style-name="T198">coordonate orașe din fișierul:<text:s/></text:span><text:span text:style-name="T199">kro</text:span><text:span text:style-name="T200">B</text:span><text:span text:style-name="T201">100.t</text:span><text:span text:style-name="T202">xt</text:span><text:span text:style-name="T203"/></text:p>
      <text:p text:style-name="P28"><text:span text:style-name="T203"/></text:p>
      <text:p text:style-name="P28"><text:span text:style-name="T204">Tabu-search TSP</text:span><text:span text:style-name="T205">:</text:span></text:p>
      <text:p text:style-name="P28"><text:span text:style-name="T206"/></text:p>
      <text:p text:style-name="P28"><text:span text:style-name="T207">Spa</text:span><text:span text:style-name="T208">țiul<text:s text:c="11"/>K<text:s text:c="12"/></text:span><text:span text:style-name="T209">Calitate</text:span><text:span text:style-name="T210"><text:s/>maximă<text:s text:c="4"/></text:span><text:span text:style-name="T211">Calitate</text:span><text:span text:style-name="T212"><text:s/>minimă<text:s text:c="7"/>Media<text:s text:c="12"/>Timp </text:span></text:p>
      <text:p text:style-name="P29"><text:span text:style-name="T213">10<text:s text:c="17"/>5<text:s text:c="17"/>84.85<text:s text:c="18"/>127.27<text:s text:c="16"/>99.56<text:s text:c="12"/></text:span><text:span text:style-name="T214">0.0289973</text:span><text:span text:style-name="T215">9</text:span><text:span text:style-name="T216"/></text:p>
      <text:p text:style-name="P29"><text:span text:style-name="T216">10<text:s text:c="17"/>50<text:s text:c="15"/>53.74<text:s text:c="19"/>53<text:s text:c="23"/>53.37<text:s text:c="12"/></text:span><text:span text:style-name="T217">0.275204</text:span><text:span text:style-name="T218">39</text:span><text:span text:style-name="T219"/></text:p>
      <text:p text:style-name="P29"><text:span text:style-name="T219">10<text:s text:c="17"/>100<text:s text:c="13"/>53.74<text:s text:c="19"/>53.74<text:s text:c="18"/>53.74<text:s text:c="12"/></text:span><text:span text:style-name="T220">0.61900651</text:span><text:span text:style-name="T221"/></text:p>
      <text:p text:style-name="P29"><text:span text:style-name="T222">100</text:span><text:span text:style-name="T223"><text:s text:c="17"/>5<text:s text:c="15"/>131601<text:s text:c="17"/>159527<text:s text:c="14"/>145916.4<text:s text:c="6"/></text:span><text:span text:style-name="T224">4.507388</text:span><text:span text:style-name="T225">89</text:span><text:span text:style-name="T226"/></text:p>
      <text:p text:style-name="P29"><text:span text:style-name="T227">100</text:span><text:span text:style-name="T228"><text:s text:c="17"/>50<text:s text:c="14"/>37983.1<text:s text:c="15"/>42866.5<text:s text:c="13"/>39944.2<text:s text:c="8"/></text:span><text:span text:style-name="T229">51.3736531</text:span><text:span text:style-name="T230"/></text:p>
      <text:p text:style-name="P29"><text:span text:style-name="T231">100<text:s/></text:span><text:span text:style-name="T232"><text:s text:c="16"/>100<text:s text:c="12"/>23294<text:s text:c="19"/>26619<text:s text:c="16"/>25168<text:s text:c="10"/></text:span><text:span text:style-name="T233">89.3819877</text:span></text:p>
      <text:p text:style-name="P30"><text:span text:style-name="T234"/></text:p>
      <text:p text:style-name="P30"><text:span text:style-name="T235"/></text:p>
      <text:p text:style-name="P31"><text:span text:style-name="T235"/></text:p>
      <text:p text:style-name="P32"><text:span text:style-name="T236">4.<text:s/></text:span><text:span text:style-name="T237">Concluzii:</text:span></text:p>
      <text:p text:style-name="P32"><text:span text:style-name="T238"/></text:p>
      <text:p text:style-name="P32"><text:span text:style-name="T239">Analiza Tabu-search/ RHC</text:span></text:p>
      <text:p text:style-name="P32"><text:span text:style-name="T240">- observam ca obtinem date mai bune pentru tabu-search comparativ cu RHC pentru spatiu de cautare mai mic, pentru spatiul de cautare mare datele sunt apropiate;</text:span></text:p>
      <text:p text:style-name="P32"><text:span text:style-name="T240">- se genereaza o solutie buna mai rapid cu cat k este mai mare</text:span></text:p>
      <text:p text:style-name="P32"><text:span text:style-name="T240">- timpul de executie pentru tabu-search devine semnificativ mai mare comparativ cu RHC, pentru k mare si limita pentru lista tabu mare devine ineficient ca timp de rulare</text:span></text:p>
      <text:p text:style-name="P32"><text:span text:style-name="T241"/></text:p>
      <text:p text:style-name="P32"><text:span text:style-name="T242">Analiza Tabu-search pentru TSP</text:span></text:p>
      <text:p text:style-name="P32"><text:span text:style-name="T243">- tabu-search pentru TSP este mai eficient cu cat numarul de solutii este mai mare</text:span></text:p>
      <text:p text:style-name="P32"><text:span text:style-name="T243">- numar de orase mare presupune si un timp de executie mare</text:span></text:p>
      <text:p text:style-name="P32"><text:span text:style-name="T243">- cu cat numarul de iteratii creste, rezultatele devin mai apropiate</text:span></text:p>
      <text:p text:style-name="P32"><text:span text:style-name="T243">- cu cat tabu_size creste, creste si timpul de executie semnificativ</text:span></text:p>
      <text:p text:style-name="P32"><text:span text:style-name="T243">- dupa 50 de iteratii pentru orase putine, am obtinut date similare</text:span><text:span text:style-name="T24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